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DejaVu Sans1" svg:font-family="'DejaVu 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officeooo:paragraph-rsid="0011f805" style:font-name-asian="Times New Roman1" style:font-size-asian="12pt" style:language-asian="es" style:country-asian="SV" style:font-name-complex="Times New Roman1" style:font-size-complex="16pt"/>
    </style:style>
    <style:style style:name="P2" style:family="paragraph" style:parent-style-name="Standard">
      <style:text-properties officeooo:paragraph-rsid="0011f805"/>
    </style:style>
    <style:style style:name="P3" style:family="paragraph" style:parent-style-name="Standard">
      <style:paragraph-properties fo:margin-top="0cm" fo:margin-bottom="0cm" loext:contextual-spacing="false" fo:line-height="100%"/>
      <style:text-properties officeooo:paragraph-rsid="0011f805"/>
    </style:style>
    <style:style style:name="P4" style:family="paragraph" style:parent-style-name="Standard">
      <style:paragraph-properties fo:text-align="start" style:justify-single-word="false"/>
      <style:text-properties fo:color="#00000a" style:font-name="Times New Roman" fo:font-size="14pt" officeooo:rsid="00139bc6" officeooo:paragraph-rsid="0011f805" style:font-size-asian="14pt" style:font-name-complex="Times New Roman1"/>
    </style:style>
    <style:style style:name="P5" style:family="paragraph" style:parent-style-name="Standard">
      <style:text-properties fo:color="#00000a" style:font-name="Times New Roman" fo:font-size="14pt" fo:font-weight="normal" officeooo:rsid="00139bc6" officeooo:paragraph-rsid="00139bc6" style:font-size-asian="14pt" style:font-weight-asian="normal" style:font-name-complex="Times New Roman1" style:font-weight-complex="normal"/>
    </style:style>
    <style:style style:name="P6" style:family="paragraph" style:parent-style-name="Standard">
      <style:text-properties fo:color="#00000a" style:font-name="Times New Roman" fo:font-size="14pt" fo:font-weight="bold" officeooo:paragraph-rsid="0011f805" style:font-size-asian="14pt" style:font-weight-asian="bold" style:font-name-complex="Times New Roman1" style:font-weight-complex="bold"/>
    </style:style>
    <style:style style:name="P7" style:family="paragraph" style:parent-style-name="Standard">
      <style:text-properties fo:color="#00000a" style:font-name="Times New Roman" fo:font-size="13pt" fo:font-weight="normal" officeooo:rsid="00139bc6" officeooo:paragraph-rsid="00139bc6" style:font-size-asian="13pt" style:font-weight-asian="normal" style:font-name-complex="Times New Roman1" style:font-size-complex="13pt" style:font-weight-complex="normal"/>
    </style:style>
    <style:style style:name="P8" style:family="paragraph" style:parent-style-name="Standard">
      <style:paragraph-properties fo:text-align="start" style:justify-single-word="false"/>
      <style:text-properties fo:color="#00000a" style:font-name="Times New Roman" fo:font-size="13pt" officeooo:rsid="00139bc6" officeooo:paragraph-rsid="0011f805" style:font-size-asian="13pt" style:font-name-complex="Times New Roman1" style:font-size-complex="13pt"/>
    </style:style>
    <style:style style:name="P9" style:family="paragraph" style:parent-style-name="Standard">
      <style:text-properties style:font-name="Times New Roman" fo:font-size="13pt" officeooo:rsid="0015b817" officeooo:paragraph-rsid="0015b817" style:font-size-asian="13pt" style:font-name-complex="Times New Roman1" style:font-size-complex="13pt"/>
    </style:style>
    <style:style style:name="P10" style:family="paragraph" style:parent-style-name="Standard">
      <style:text-properties officeooo:paragraph-rsid="0011f805"/>
    </style:style>
    <style:style style:name="P11" style:family="paragraph" style:parent-style-name="Standard" style:list-style-name="L3">
      <style:text-properties officeooo:paragraph-rsid="0011f805"/>
    </style:style>
    <style:style style:name="P12" style:family="paragraph" style:parent-style-name="Standard">
      <style:text-properties style:font-name="Times" fo:font-size="13pt" officeooo:paragraph-rsid="0011f805" style:font-size-asian="13pt" style:font-name-complex="Times New Roman1" style:font-size-complex="13pt"/>
    </style:style>
    <style:style style:name="P13" style:family="paragraph" style:parent-style-name="Standard">
      <style:text-properties style:font-name="Times" fo:font-size="13pt" officeooo:rsid="00199965" officeooo:paragraph-rsid="00199965" style:font-size-asian="13pt" style:font-name-complex="Times New Roman1" style:font-size-complex="13pt"/>
    </style:style>
    <style:style style:name="P14" style:family="paragraph" style:parent-style-name="Standard">
      <style:text-properties style:font-name="Times" fo:font-size="13pt" officeooo:paragraph-rsid="0015b817" style:font-size-asian="13pt" style:font-name-complex="Times New Roman1" style:font-size-complex="13pt"/>
    </style:style>
    <style:style style:name="P15" style:family="paragraph" style:parent-style-name="Standard">
      <style:text-properties style:font-name="Times" fo:font-size="13pt" officeooo:rsid="0015b817" officeooo:paragraph-rsid="0015b817" style:font-size-asian="13pt" style:font-name-complex="Times New Roman1" style:font-size-complex="13pt"/>
    </style:style>
    <style:style style:name="P16" style:family="paragraph" style:parent-style-name="Standard">
      <style:text-properties style:font-name="Times" fo:font-size="13pt" officeooo:rsid="0017dbd7" officeooo:paragraph-rsid="0017dbd7" style:font-size-asian="13pt" style:font-size-complex="13pt"/>
    </style:style>
    <style:style style:name="P17" style:family="paragraph" style:parent-style-name="Standard">
      <style:paragraph-properties fo:margin-top="0cm" fo:margin-bottom="0cm" loext:contextual-spacing="false" fo:line-height="100%"/>
      <style:text-properties officeooo:rsid="001aa4f1" officeooo:paragraph-rsid="001aa4f1"/>
    </style:style>
    <style:style style:name="P18" style:family="paragraph" style:parent-style-name="Heading_20_2" style:list-style-name="WWNum3">
      <style:text-properties officeooo:paragraph-rsid="0011f805"/>
    </style:style>
    <style:style style:name="P19" style:family="paragraph" style:parent-style-name="Heading_20_2" style:list-style-name="WWNum3">
      <style:text-properties officeooo:paragraph-rsid="00147d9b"/>
    </style:style>
    <style:style style:name="P20" style:family="paragraph" style:parent-style-name="Heading_20_2" style:list-style-name="WWNum3">
      <style:text-properties fo:color="#00000a" style:font-name="Times New Roman" fo:font-size="14pt" fo:font-weight="bold" officeooo:paragraph-rsid="0011f805" style:font-size-asian="14pt" style:font-weight-asian="bold" style:font-name-complex="Times New Roman1" style:font-weight-complex="bold"/>
    </style:style>
    <style:style style:name="P21" style:family="paragraph" style:parent-style-name="Heading_20_2">
      <style:text-properties fo:color="#00000a" style:font-name="Times New Roman" fo:font-size="14pt" fo:font-weight="bold" officeooo:paragraph-rsid="0011f805" style:font-size-asian="14pt" style:font-weight-asian="bold" style:font-name-complex="Times New Roman1" style:font-weight-complex="bold"/>
    </style:style>
    <style:style style:name="P22" style:family="paragraph" style:parent-style-name="Heading_20_2" style:list-style-name="WWNum3">
      <style:text-properties fo:color="#000000" style:font-name="Times New Roman" fo:font-size="14pt" fo:font-weight="bold" officeooo:paragraph-rsid="0011f805" style:font-size-asian="14pt" style:font-weight-asian="bold" style:font-name-complex="Times New Roman1" style:font-weight-complex="bold"/>
    </style:style>
    <style:style style:name="P23" style:family="paragraph" style:parent-style-name="Heading_20_2" style:list-style-name="WWNum3">
      <style:text-properties fo:color="#000000" style:font-name="Times New Roman" fo:font-size="14pt" fo:font-weight="bold" officeooo:paragraph-rsid="00147d9b" style:font-size-asian="14pt" style:font-weight-asian="bold" style:font-name-complex="Times New Roman1" style:font-weight-complex="bold"/>
    </style:style>
    <style:style style:name="T1" style:family="text">
      <style:text-properties fo:color="#00000a" style:font-name="Times New Roman" fo:font-size="14pt" fo:font-weight="bold" style:font-size-asian="14pt" style:font-weight-asian="bold" style:font-name-complex="Times New Roman1" style:font-weight-complex="bold"/>
    </style:style>
    <style:style style:name="T2" style:family="text">
      <style:text-properties fo:color="#00000a" fo:font-weight="normal" style:font-weight-asian="normal" style:font-name-complex="Times New Roman1" style:font-weight-complex="normal"/>
    </style:style>
    <style:style style:name="T3" style:family="text">
      <style:text-properties fo:color="#000000" style:font-name="Times New Roman" fo:font-size="14pt" fo:font-weight="bold" style:font-size-asian="14pt" style:font-weight-asian="bold" style:font-name-complex="Times New Roman1" style:font-weight-complex="bold"/>
    </style:style>
    <style:style style:name="T4" style:family="text">
      <style:text-properties officeooo:rsid="001999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ext:bookmark-start text:name="_Toc450154097"/>Introducción<text:bookmark-end text:name="_Toc450154097"/></text:h>
      <text:p text:style-name="P6"/>
      <text:p text:style-name="P16"><text:span text:style-name="T2">El avance de la tecnología ha generado un gran impacto sobre el estilo de vida de las personas, mejorando la calidad de vida e incluso comportándose como una extensión de nuestro cuerpo. Este poder y avance de la tecnología se ve reflejada sobre las comunicaciones entre personas y el mundo exterior. </text:span>La tecnología en la actualidad nos permite manejar cualquier tipo de objeto dentro de una Red de Datos ya no solo desde un computador, sino a través de dispositivos móviles como teléfonos inteligentes con la ayuda de aplicaciones.</text:p>
      <text:p text:style-name="P16"/>
      <text:p text:style-name="P16">Todo este avance tecnológico ha desarrollado técnicas para una eficiente comunicación entre Hardware y Software. Este proyecto tiene como objetivo usar Software libre y código abierto para desarrollar un Sistema de Seguridad <text:s/>que nos permita administrar, monitorear y saber que esta sucediendo en tiempo real en el centro de computo donde se implementara el sistema de seguridad, <text:s/>convirtiéndolo en un lugar seguro para los recursos que en el se encuentran, integrando servicios de alarmas y controles de acceso, puertas y luces; permitiendo al usuario, sin importar donde se encuentre estar informado de los eventos que suceden en en el centro e computo a través del historial de eventos del sistema o mediante el envío de correos electrónicos en tiempo real.</text:p>
      <text:p text:style-name="P12"/>
      <text:p text:style-name="P13">Con el Sistema de Seguridad delcentro de computo se pretende evitar que los recursos de este no sean extraido ni perdido. Se pretende proteger los recursos del centro de computo usando recursos adecuados y necesarios para la detección de intrusos con sensores de movimiento, sensores de “ ” , cámara de vigilancia, control de acceso a la puerta principal y sensores de humo para la detección de incendios.</text:p>
      <text:p text:style-name="P14"/>
      <text:p text:style-name="P14"><text:span text:style-name="T4">Dicho sistema de seguridad sera implementado en el centro de computo B de la Universidad de El Salvador, Facultad Multidisciplinaria Oriental.</text:span></text:p>
      <text:p text:style-name="P15"/>
      <text:p text:style-name="P9"/>
      <text:p text:style-name="P2"/>
      <text:list xml:id="list6015397525454570304" text:style-name="WWNum3">
        <text:list-item>
          <text:h text:style-name="P20" text:outline-level="2"><text:bookmark-start text:name="_Toc450154098"/>El problema<text:bookmark-end text:name="_Toc450154098"/></text:h>
        </text:list-item>
      </text:list>
      <text:p text:style-name="P8">Falta de seguridad sobre la extraccion de los recursos de hardware que posee los centros de computo de la Universidad de El Salvador, Facultad multidisciplinaria oriental.</text:p>
      <text:p text:style-name="P4"/>
      <text:list xml:id="list114558681424183" text:continue-numbering="true" text:style-name="WWNum3">
        <text:list-item>
          <text:list>
            <text:list-item>
              <text:h text:style-name="P20" text:outline-level="2"><text:bookmark-start text:name="_Toc450154099"/>Titulo descriptivo del proyecto.<text:bookmark-end text:name="_Toc450154099"/></text:h>
            </text:list-item>
          </text:list>
        </text:list-item>
      </text:list>
      <text:p text:style-name="P7">Sistema de seguridad para el centro de computo B, de la Universidad de el Salvador, FMO.</text:p>
      <text:p text:style-name="P5"/>
      <text:list xml:id="list114557862971652" text:continue-numbering="true" text:style-name="WWNum3">
        <text:list-item>
          <text:list>
            <text:list-item>
              <text:h text:style-name="P20" text:outline-level="2"><text:bookmark-start text:name="_Toc450154100"/>Situación problemática.<text:bookmark-end text:name="_Toc450154100"/><text:bookmark text:name="_GoBack"/></text:h>
            </text:list-item>
            <text:list-item>
              <text:h text:style-name="P20" text:outline-level="2"><text:bookmark-start text:name="_Toc450154101"/>Planteamiento del problema<text:bookmark-end text:name="_Toc450154101"/></text:h>
            </text:list-item>
            <text:list-item>
              <text:h text:style-name="P20" text:outline-level="2"><text:bookmark-start text:name="_Toc450154102"/>Enunciado del problema.<text:bookmark-end text:name="_Toc450154102"/></text:h>
            </text:list-item>
          </text:list>
        </text:list-item>
      </text:list>
      <text:p text:style-name="P2"/>
      <text:p text:style-name="P2"/>
      <text:p text:style-name="P2"/>
      <text:p text:style-name="P2"/>
      <text:list xml:id="list114557888193329" text:continue-numbering="true" text:style-name="WWNum3">
        <text:list-item>
          <text:list>
            <text:list-item>
              <text:h text:style-name="P20" text:outline-level="2"><text:bookmark-start text:name="_Toc450154103"/><text:soft-page-break/>Justificación.<text:bookmark-end text:name="_Toc450154103"/></text:h>
            </text:list-item>
          </text:list>
        </text:list-item>
      </text:list>
      <text:p text:style-name="P2"/>
      <text:p text:style-name="P17">Actualmente en los centros de computo de la Universidad de El Salvador – FMO, no cuentan con la seguridad apropiado en ellos, puesto han habindo casos en los que se han extraviado bastantes recusrsos de ellos, como lo son: mouse en su gran mayoria.</text:p>
      <text:p text:style-name="P17"/>
      <text:p text:style-name="P17">Es por ello que se a pensado en implemantar un sistema de seguridad en uno de los centros de computo de la UES-FMO, en este caso, en centro de computo B, ya que no existe ningun tipo de seguridad en ellos.</text:p>
      <text:p text:style-name="P17"/>
      <text:p text:style-name="P17"/>
      <text:p text:style-name="P3"/>
      <text:p text:style-name="P3"/>
      <text:p text:style-name="P2"/>
      <text:p text:style-name="P1"/>
      <text:p text:style-name="P2"/>
      <text:p text:style-name="P2"/>
      <text:p text:style-name="P2"/>
      <text:list xml:id="list114558960183399" text:continue-numbering="true" text:style-name="WWNum3">
        <text:list-item>
          <text:list>
            <text:list-item>
              <text:h text:style-name="P22" text:outline-level="2"><text:bookmark-start text:name="_Toc450154104"/>Delimitaciones.<text:bookmark-end text:name="_Toc450154104"/></text:h>
              <text:list>
                <text:list-item>
                  <text:h text:style-name="P23" text:outline-level="2"><text:bookmark-start text:name="_Toc450154105"/>Lugar o espacio<text:bookmark-end text:name="_Toc450154105"/></text:h>
                </text:list-item>
                <text:list-item>
                  <text:h text:style-name="P19" text:outline-level="2"><text:bookmark-start text:name="_Toc450154106"/><text:span text:style-name="T3">Tiempo</text:span><text:bookmark-end text:name="_Toc450154106"/><text:span text:style-name="T3"> </text:span></text:h>
                </text:list-item>
                <text:list-item>
                  <text:h text:style-name="P22" text:outline-level="2"><text:bookmark-start text:name="_Toc450154107"/>Teorías<text:bookmark-end text:name="_Toc450154107"/></text:h>
                </text:list-item>
              </text:list>
            </text:list-item>
            <text:list-item>
              <text:h text:style-name="P18" text:outline-level="2"><text:bookmark-start text:name="_Toc450154108"/><text:span text:style-name="T3">Obje</text:span><text:span text:style-name="T1">tivos del proyecto.</text:span><text:bookmark-end text:name="_Toc450154108"/></text:h>
              <text:list>
                <text:list-item>
                  <text:h text:style-name="P20" text:outline-level="2"><text:bookmark-start text:name="_Toc450154109"/>General<text:bookmark-end text:name="_Toc450154109"/></text:h>
                </text:list-item>
                <text:list-item>
                  <text:h text:style-name="P18" text:outline-level="2"><text:bookmark-start text:name="_Toc450154110"/><text:span text:style-name="T1">Específicos</text:span><text:bookmark-end text:name="_Toc450154110"/></text:h>
                </text:list-item>
              </text:list>
            </text:list-item>
          </text:list>
        </text:list-item>
      </text:list>
      <text:list xml:id="list3626215589913328237" text:style-name="L3">
        <text:list-item>
          <text:p text:style-name="P11"/>
        </text:list-item>
      </text:list>
      <text:list xml:id="list114558626152123" text:continue-list="list114558960183399" text:style-name="WWNum3">
        <text:list-item>
          <text:h text:style-name="P20" text:outline-level="2"><text:bookmark-start text:name="_Toc450154111"/>Fundamentación teórica<text:bookmark-end text:name="_Toc450154111"/></text:h>
        </text:list-item>
        <text:list-item>
          <text:h text:style-name="P20" text:outline-level="2"><text:bookmark-start text:name="_Toc450154112"/>Aspectos administrativos<text:bookmark-end text:name="_Toc450154112"/></text:h>
          <text:list>
            <text:list-item>
              <text:h text:style-name="P20" text:outline-level="2"><text:bookmark-start text:name="_Toc450154113"/>Recurso humano<text:bookmark-end text:name="_Toc450154113"/></text:h>
            </text:list-item>
            <text:list-item>
              <text:h text:style-name="P20" text:outline-level="2"><text:bookmark-start text:name="_Toc450154114"/>Presupuesto<text:bookmark-end text:name="_Toc450154114"/></text:h>
            </text:list-item>
            <text:list-item>
              <text:h text:style-name="P20" text:outline-level="2"><text:bookmark-start text:name="_Toc450154115"/>Cronograma<text:bookmark-end text:name="_Toc450154115"/></text:h>
            </text:list-item>
          </text:list>
        </text:list-item>
        <text:list-item>
          <text:h text:style-name="P20" text:outline-level="2"><text:bookmark-start text:name="_Toc450154116"/>Referencia<text:bookmark-end text:name="_Toc450154116"/></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mily-generic="roman"/>
    <style:font-face style:name="DejaVu Sans1" svg:font-family="'DejaVu 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Droid Sans Fallback" style:font-family-asian="'Droid Sans Fallback'" style:font-family-generic-asian="system" style:font-pitch-asian="variable" style:font-size-asian="13pt" style:font-name-complex="DejaVu Sans" style:font-family-complex="'DejaVu Sans'"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ile </meta:initial-creator>
    <meta:creation-date>2016-05-05T09:44:39.363073966</meta:creation-date>
    <dc:date>2016-05-05T11:45:56.850680118</dc:date>
    <dc:creator>Saile </dc:creator>
    <meta:editing-duration>PT30M51S</meta:editing-duration>
    <meta:editing-cycles>6</meta:editing-cycles>
    <meta:generator>LibreOffice/4.3.3.2$Linux_x86 LibreOffice_project/430m0$Build-2</meta:generator>
    <meta:document-statistic meta:table-count="0" meta:image-count="0" meta:object-count="0" meta:page-count="2" meta:paragraph-count="29" meta:word-count="480" meta:character-count="2931" meta:non-whitespace-character-count="2495"/>
  </office:meta>
</office:document-meta>
</file>